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41db" officeooo:paragraph-rsid="000341db"/>
    </style:style>
    <style:style style:name="P2" style:family="paragraph" style:parent-style-name="Standard">
      <style:text-properties officeooo:rsid="00066f4c" officeooo:paragraph-rsid="00066f4c"/>
    </style:style>
    <style:style style:name="P3" style:family="paragraph" style:parent-style-name="Standard" style:list-style-name="L1">
      <style:text-properties officeooo:paragraph-rsid="0005c2e6"/>
    </style:style>
    <style:style style:name="P4" style:family="paragraph" style:parent-style-name="Standard" style:list-style-name="L1">
      <style:text-properties officeooo:paragraph-rsid="00066f4c"/>
    </style:style>
    <style:style style:name="P5" style:family="paragraph" style:parent-style-name="Standard" style:list-style-name="L1">
      <style:text-properties officeooo:paragraph-rsid="0007d49c"/>
    </style:style>
    <style:style style:name="P6" style:family="paragraph" style:parent-style-name="Standard" style:list-style-name="L1">
      <style:text-properties officeooo:paragraph-rsid="000c1b7c"/>
    </style:style>
    <style:style style:name="P7" style:family="paragraph" style:parent-style-name="Standard" style:list-style-name="L1">
      <style:text-properties officeooo:rsid="00066f4c" officeooo:paragraph-rsid="00066f4c"/>
    </style:style>
    <style:style style:name="P8" style:family="paragraph" style:parent-style-name="Standard" style:list-style-name="L1">
      <style:text-properties officeooo:rsid="0008428f" officeooo:paragraph-rsid="0008428f"/>
    </style:style>
    <style:style style:name="P9" style:family="paragraph" style:parent-style-name="Standard" style:list-style-name="L1">
      <style:text-properties officeooo:rsid="000341db" officeooo:paragraph-rsid="000341db"/>
    </style:style>
    <style:style style:name="P10" style:family="paragraph" style:parent-style-name="Standard" style:list-style-name="L1">
      <style:text-properties officeooo:rsid="000341db" officeooo:paragraph-rsid="0004f0b3"/>
    </style:style>
    <style:style style:name="P11" style:family="paragraph" style:parent-style-name="Standard" style:list-style-name="L1">
      <style:text-properties officeooo:rsid="0004f0b3" officeooo:paragraph-rsid="0004f0b3"/>
    </style:style>
    <style:style style:name="P12" style:family="paragraph" style:parent-style-name="Standard" style:list-style-name="L1">
      <style:text-properties officeooo:rsid="0007d49c" officeooo:paragraph-rsid="0007d49c"/>
    </style:style>
    <style:style style:name="P13" style:family="paragraph" style:parent-style-name="Standard" style:list-style-name="L1">
      <style:text-properties officeooo:rsid="000bd2de" officeooo:paragraph-rsid="000bd2de"/>
    </style:style>
    <style:style style:name="T1" style:family="text">
      <style:text-properties fo:color="#e8a202"/>
    </style:style>
    <style:style style:name="T2" style:family="text">
      <style:text-properties fo:color="#e8a202" officeooo:rsid="0004f0b3"/>
    </style:style>
    <style:style style:name="T3" style:family="text">
      <style:text-properties fo:color="#e8a202" officeooo:rsid="0007d49c"/>
    </style:style>
    <style:style style:name="T4" style:family="text">
      <style:text-properties fo:color="#e8a202" officeooo:rsid="000bd2de"/>
    </style:style>
    <style:style style:name="T5" style:family="text">
      <style:text-properties fo:color="#e8a202" officeooo:rsid="000c1b7c"/>
    </style:style>
    <style:style style:name="T6" style:family="text">
      <style:text-properties officeooo:rsid="0004f0b3"/>
    </style:style>
    <style:style style:name="T7" style:family="text">
      <style:text-properties fo:color="#ff0000"/>
    </style:style>
    <style:style style:name="T8" style:family="text">
      <style:text-properties fo:color="#ff0000" officeooo:rsid="0004f0b3"/>
    </style:style>
    <style:style style:name="T9" style:family="text">
      <style:text-properties fo:color="#ff0000" officeooo:rsid="0007d49c"/>
    </style:style>
    <style:style style:name="T10" style:family="text">
      <style:text-properties fo:color="#111111" officeooo:rsid="0004f0b3"/>
    </style:style>
    <style:style style:name="T11" style:family="text">
      <style:text-properties fo:color="#c9211e"/>
    </style:style>
    <style:style style:name="T12" style:family="text">
      <style:text-properties fo:color="#c9211e" officeooo:rsid="0004f0b3"/>
    </style:style>
    <style:style style:name="T13" style:family="text">
      <style:text-properties fo:color="#c9211e" officeooo:rsid="00066f4c"/>
    </style:style>
    <style:style style:name="T14" style:family="text">
      <style:text-properties fo:color="#c9211e" officeooo:rsid="0007d49c"/>
    </style:style>
    <style:style style:name="T15" style:family="text">
      <style:text-properties fo:color="#c9211e" fo:font-weight="bold" style:font-weight-asian="bold" style:font-weight-complex="bold"/>
    </style:style>
    <style:style style:name="T16" style:family="text">
      <style:text-properties fo:color="#c9211e" fo:font-weight="bold" officeooo:rsid="000c1b7c" style:font-weight-asian="bold" style:font-weight-complex="bold"/>
    </style:style>
    <style:style style:name="T17" style:family="text">
      <style:text-properties officeooo:rsid="0005c2e6"/>
    </style:style>
    <style:style style:name="T18" style:family="text">
      <style:text-properties officeooo:rsid="00066f4c"/>
    </style:style>
    <style:style style:name="T19" style:family="text">
      <style:text-properties fo:color="#2a6099" officeooo:rsid="00066f4c"/>
    </style:style>
    <style:style style:name="T20" style:family="text">
      <style:text-properties fo:color="#2a6099" officeooo:rsid="0005c2e6"/>
    </style:style>
    <style:style style:name="T21" style:family="text">
      <style:text-properties officeooo:rsid="0007d49c"/>
    </style:style>
    <style:style style:name="T22" style:family="text">
      <style:text-properties fo:color="#000000"/>
    </style:style>
    <style:style style:name="T23" style:family="text">
      <style:text-properties fo:color="#000000" officeooo:rsid="0004f0b3"/>
    </style:style>
    <style:style style:name="T24" style:family="text">
      <style:text-properties fo:color="#000000" officeooo:rsid="0007d49c"/>
    </style:style>
    <style:style style:name="T25" style:family="text">
      <style:text-properties fo:color="#000000" officeooo:rsid="000bd2de"/>
    </style:style>
    <style:style style:name="T26" style:family="text">
      <style:text-properties fo:color="#000000" officeooo:rsid="000c1b7c"/>
    </style:style>
    <style:style style:name="T27" style:family="text">
      <style:text-properties officeooo:rsid="00084fd7"/>
    </style:style>
    <style:style style:name="T28" style:family="text">
      <style:text-properties officeooo:rsid="00084fd7" fo:background-color="#ffff00" loext:char-shading-value="0"/>
    </style:style>
    <style:style style:name="T29" style:family="text">
      <style:text-properties officeooo:rsid="0005c2e6" fo:background-color="#ffff00" loext:char-shading-value="0"/>
    </style:style>
    <style:style style:name="T30" style:family="text">
      <style:text-properties officeooo:rsid="000c1b7c"/>
    </style:style>
    <style:style style:name="T31" style:family="text">
      <style:text-properties fo:color="#bf819e" officeooo:rsid="000c1b7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mportant notes </text:p>
      <text:list xml:id="list3541274764" text:style-name="L1">
        <text:list-item>
          <text:p text:style-name="P7">Two folders inside any folder the <text:span text:style-name="T7">.</text:span> And <text:span text:style-name="T7">..</text:span>, the <text:span text:style-name="T7">dot</text:span> and <text:span text:style-name="T7">double</text:span> <text:span text:style-name="T7">dot</text:span> folder</text:p>
          <text:list>
            <text:list-item>
              <text:p text:style-name="P7">help to move around</text:p>
            </text:list-item>
            <text:list-item>
              <text:p text:style-name="P7">shown when you use <text:span text:style-name="T7">ls-a</text:span> command</text:p>
            </text:list-item>
          </text:list>
        </text:list-item>
        <text:list-item>
          <text:p text:style-name="P8">anything that starts from the <text:span text:style-name="T11">root</text:span> <text:s/><text:span text:style-name="T11">/ </text:span><text:span text:style-name="T22">i</text:span>s an absolute file path</text:p>
          <text:list>
            <text:list-item>
              <text:p text:style-name="P8"><text:span text:style-name="T11">/</text:span>home/mohamd/Downloads -&gt; this is an <text:span text:style-name="T11">absolute</text:span> file path</text:p>
            </text:list-item>
          </text:list>
        </text:list-item>
      </text:list>
      <text:p text:style-name="P1">Using the command line or terminal to move around the file system </text:p>
      <text:list xml:id="list62909084628071" text:continue-numbering="true" text:style-name="L1">
        <text:list-item>
          <text:p text:style-name="P9">mohamd@mohamd-Precision-3510:~$ <text:s/></text:p>
          <text:list>
            <text:list-item>
              <text:p text:style-name="P9">the first <text:span text:style-name="T1">mohamd</text:span> is the user </text:p>
            </text:list-item>
            <text:list-item>
              <text:p text:style-name="P9"><text:span text:style-name="T1">@</text:span> symbol </text:p>
            </text:list-item>
            <text:list-item>
              <text:p text:style-name="P9"><text:span text:style-name="T1">mohamd-Precision-3510</text:span> this is the name of the computer </text:p>
            </text:list-item>
            <text:list-item>
              <text:p text:style-name="P9"><text:span text:style-name="T1">~</text:span> the telda is a short way of representing the user’s main directory, which is known as the absolute path</text:p>
            </text:list-item>
            <text:list-item>
              <text:p text:style-name="P9"><text:span text:style-name="T1">$</text:span> the type of user you are, $ you are a normal user while <text:span text:style-name="T1"># </text:span>means you are the rot user</text:p>
            </text:list-item>
          </text:list>
        </text:list-item>
        <text:list-item>
          <text:p text:style-name="P9">print working directory (<text:span text:style-name="T11">pwd</text:span>) -&gt; tells you your location</text:p>
        </text:list-item>
        <text:list-item>
          <text:p text:style-name="P9">list (<text:span text:style-name="T7">ls</text:span>) -&gt; listing the files in a directory </text:p>
          <text:list>
            <text:list-item>
              <text:p text:style-name="P9">ls /home/mohamd <text:s/>is the same as just typing ls. While, you are in the along the main path </text:p>
            </text:list-item>
            <text:list-item>
              <text:p text:style-name="P9"><text:span text:style-name="T7">ls -F</text:span> shows the the folders in blue and the files like .txt in white </text:p>
            </text:list-item>
            <text:list-item>
              <text:p text:style-name="P10"><text:span text:style-name="T7">ls -</text:span><text:span text:style-name="T8">l</text:span><text:span text:style-name="T7"> </text:span>puts everything in long format. <text:span text:style-name="T6">The time that it shows is the last time the file was edited</text:span></text:p>
            </text:list-item>
            <text:list-item>
              <text:p text:style-name="P10"><text:span text:style-name="T8">ls-lh </text:span><text:span text:style-name="T6">puts everything in long format &amp; human readable <text:s/></text:span></text:p>
              <text:list>
                <text:list-item>
                  <text:p text:style-name="P9"><text:span text:style-name="T10">results from </text:span><text:span text:style-name="T12">ls-l</text:span><text:span text:style-name="T10"> or </text:span><text:span text:style-name="T12">ls-lh</text:span><text:span text:style-name="T10"> -&gt;</text:span><text:span text:style-name="T2"> </text:span><text:span text:style-name="T1">drwxrwxr</text:span>-x -<text:span text:style-name="T6">&gt; this shows you the </text:span><text:span text:style-name="T2">permissions</text:span><text:span text:style-name="T6"> </text:span></text:p>
                  <text:list>
                    <text:list-item>
                      <text:p text:style-name="P11">beings with a <text:span text:style-name="T1">d </text:span>it is directory <text:s/>and if beings with a <text:span text:style-name="T1">– </text:span>it is a file</text:p>
                    </text:list-item>
                    <text:list-item>
                      <text:p text:style-name="P10"><text:span text:style-name="T2">r</text:span><text:span text:style-name="T1">wx</text:span><text:span text:style-name="T6"> (The first three) -&gt; the permission for the user -&gt; read write execute </text:span></text:p>
                    </text:list-item>
                    <text:list-item>
                      <text:p text:style-name="P10"><text:span text:style-name="T1">rwx</text:span> -<text:span text:style-name="T6">&gt; the group </text:span><text:span text:style-name="T23">the</text:span><text:span text:style-name="T6"> file is in – read write execute</text:span></text:p>
                    </text:list-item>
                    <text:list-item>
                      <text:p text:style-name="P10"><text:span text:style-name="T1">r-x</text:span> <text:span text:style-name="T6">(the last two) -&gt; the permission for everyone else which is read and execute in this case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7">ls -a</text:span> shows a lot of hidden files, hidden files start with a dot</text:p>
            </text:list-item>
            <text:list-item>
              <text:p text:style-name="P11">change directory (<text:span text:style-name="T11">cd </text:span><text:span text:style-name="T3">name_of_the_folder</text:span><text:span text:style-name="T14"> </text:span><text:span text:style-name="T11">)</text:span> -&gt; <text:s/>moves in a directory forward </text:p>
              <text:list>
                <text:list-item>
                  <text:p text:style-name="P12">moving the directory -&gt; <text:span text:style-name="T7">cd</text:span> <text:span text:style-name="T1">/home/mohamd/Documents</text:span></text:p>
                </text:list-item>
              </text:list>
            </text:list-item>
            <text:list-item>
              <text:p text:style-name="P3"><text:span text:style-name="T6">change directory (</text:span><text:span text:style-name="T12">cd ..)</text:span><text:span text:style-name="T6"> -&gt; <text:s/>moves in a directory </text:span><text:span text:style-name="T29">backwards one </text:span><text:span text:style-name="T17">step </text:span><text:span text:style-name="T27">or the </text:span><text:span text:style-name="T28">shell moves up</text:span><text:span text:style-name="T27"> (remember you are a </text:span><text:span text:style-name="T28">tree</text:span><text:span text:style-name="T27"> starting from the top)</text:span></text:p>
            </text:list-item>
            <text:list-item>
              <text:p text:style-name="P4"><text:span text:style-name="T6">change directory (</text:span><text:span text:style-name="T12">cd .)</text:span><text:span text:style-name="T6"> -&gt; <text:s/></text:span><text:span text:style-name="T18">remains in the current directory</text:span></text:p>
            </text:list-item>
            <text:list-item>
              <text:p text:style-name="P3"><text:span text:style-name="T6">change directory (</text:span><text:span text:style-name="T12">cd /)</text:span><text:span text:style-name="T6"> -&gt; <text:s/>moves in a directory </text:span><text:span text:style-name="T17">backwards all the way to the </text:span><text:span text:style-name="T20">main</text:span><text:span text:style-name="T17"> folder. </text:span><text:span text:style-name="T18">The </text:span><text:span text:style-name="T19">root</text:span><text:span text:style-name="T18"> folder</text:span></text:p>
            </text:list-item>
            <text:list-item>
              <text:p text:style-name="P4"><text:span text:style-name="T6">change directory (</text:span><text:span text:style-name="T12">cd </text:span><text:span text:style-name="T13">or cd ~</text:span><text:span text:style-name="T12">)</text:span><text:span text:style-name="T6"> -&gt; <text:s/>moves in a directory </text:span><text:span text:style-name="T17">backwards all the way to the </text:span><text:span text:style-name="T19">home</text:span><text:span text:style-name="T17"> folder. </text:span><text:span text:style-name="T18">Where you will be working from often </text:span><text:span text:style-name="T19">/home/mohamd</text:span><text:span text:style-name="T18"> </text:span></text:p>
              <text:list>
                <text:list-item>
                  <text:p text:style-name="P5"><text:span text:style-name="T7">cd</text:span> <text:span text:style-name="T1">~/Documents</text:span> <text:s/><text:span text:style-name="T21">is the same as </text:span><text:span text:style-name="T9">cd</text:span><text:span text:style-name="T21"> </text:span><text:span text:style-name="T3">/home/mohamd/Documents</text:span></text:p>
                </text:list-item>
              </text:list>
            </text:list-item>
          </text:list>
        </text:list-item>
        <text:list-item>
          <text:p text:style-name="P13"><text:span text:style-name="T24">u</text:span><text:span text:style-name="T22">sing</text:span><text:span text:style-name="T1"> </text:span><text:span text:style-name="T15">which</text:span><text:span text:style-name="T1"> commandname </text:span><text:span text:style-name="T22">this tells you the location of the command</text:span></text:p>
        </text:list-item>
        <text:list-item>
          <text:p text:style-name="P6"><text:span text:style-name="T24">u</text:span><text:span text:style-name="T25">sing</text:span><text:span text:style-name="T4"> </text:span><text:span text:style-name="T16">file</text:span><text:span text:style-name="T4"> </text:span><text:span text:style-name="T31">thefile’sname</text:span><text:span text:style-name="T4"> </text:span><text:span text:style-name="T25">this tells you the </text:span><text:span text:style-name="T26">type</text:span><text:span text:style-name="T25"> of the </text:span><text:span text:style-name="T26">file</text:span></text:p>
          <text:list>
            <text:list-header>
              <text:p text:style-name="P4"/>
            </text:list-header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06:13:20.805666845</meta:creation-date>
    <meta:generator>LibreOffice/6.4.7.2$Linux_X86_64 LibreOffice_project/40$Build-2</meta:generator>
    <dc:date>2022-01-19T06:29:07.386841554</dc:date>
    <meta:editing-duration>PT20M29S</meta:editing-duration>
    <meta:editing-cycles>7</meta:editing-cycles>
    <meta:document-statistic meta:table-count="0" meta:image-count="0" meta:object-count="0" meta:page-count="1" meta:paragraph-count="35" meta:word-count="446" meta:character-count="2269" meta:non-whitespace-character-count="1863"/>
  </office:meta>
</office:document-meta>
</file>